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93b09" officeooo:paragraph-rsid="00093b0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93b09" officeooo:paragraph-rsid="00093b09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8f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о лабораторной работе № 3</text:p>
      <text:p text:style-name="P2"><text:span text:style-name="T1">1. </text:span>Наименование работы:</text:p>
      <text:p text:style-name="P2">Лабораторная работа № 3. Форматирование в Calc.</text:p>
      <text:p text:style-name="P2"><text:span text:style-name="T1">2. </text:span>Цель работы:</text:p>
      <text:p text:style-name="P2">Освоить навыки форматирования текста и данных в электронных таблицах Calc, а также научиться создавать и применять пользовательские стили для повышения наглядности и читабельности информации.</text:p>
      <text:p text:style-name="P2"><text:span text:style-name="T1">3</text:span>. Ход работы:</text:p>
      <text:p text:style-name="P2">Задание А:</text:p>
      <text:p text:style-name="P2">⦁ Создали таблицу, содержащую цены на мониторы различных марок в нескольких фирмах.</text:p>
      <text:p text:style-name="P2">⦁ Отформатировали заголовки таблицы с использованием шрифта Arial Cyr, с красным цветом и полужирным начертанием.</text:p>
      <text:p text:style-name="P2">⦁ Применили различные шрифты и цвета для наименований мониторов и названий фирм, а также выделили цветом фон ячеек.</text:p>
      <text:p text:style-name="P2">⦁ Изменили размеры шрифта: 20 пунктов для заголовков и 15 пунктов для остальных ячеек.</text:p>
      <text:p text:style-name="P2">⦁ Скрыли указанную строку и столбец.</text:p>
      <text:p text:style-name="P2">⦁ Преобразовали значения ячеек из долларов в рубли с двумя десятичными знаками и скопировали данные в новый лист.</text:p>
      <text:p text:style-name="P2">Задание В:</text:p>
      <text:p text:style-name="P2">⦁ Сделали данные полностью видимыми и изменили шрифты для подзаголовков и столбца с названиями городов.</text:p>
      <text:p text:style-name="P2">⦁ Добавили и отформатировали текст и графические элементы рядом с таблицей.</text:p>
      <text:p text:style-name="P2">⦁ Создали пользовательский формат для отображения телефонных номеров и использовали соответствующие стили для отображения информации.</text:p>
      <text:p text:style-name="P2"><text:span text:style-name="T1">4.</text:span> Ответы на контрольные вопросы:</text:p>
      <text:p text:style-name="P2">1. Как можно вставить строку (столбец) в таблицу?</text:p>
      <text:p text:style-name="P2">Чтобы вставить строку, нужно щелкнуть правой кнопкой мыши на номер строки (или выделить строку), затем выбрать «Вставить» из контекстного меню. Для вставки столбца — щелкните на букву столбца и выполните те же действия.</text:p>
      <text:p text:style-name="P2">2. Как осуществляется удаление строки (столбца)?</text:p>
      <text:p text:style-name="P2">Для удаления строки нужно щелкнуть правой кнопкой мыши на номер строки и выбрать «Удалить» из контекстного меню. Для столбца — выполнить аналогичные действия, щелкнув на букве столбца.</text:p>
      <text:p text:style-name="P2">3. Перечислите способы изменения высоты строк и ширины столбцов таблицы.</text:p>
      <text:p text:style-name="P2">Выделите строку или столбец, затем перетащите границу вниз/вверх (для высоты) или влево/вправо (для ширины).</text:p>
      <text:p text:style-name="P2">Используйте команду «Формат» на панели инструментов или в контекстном меню, чтобы задать конкретные размеры.</text:p>
      <text:p text:style-name="P2">4. Как можно управлять расположением данных в ячейке?</text:p>
      <text:p text:style-name="P2">Вы можете изменять выравнивание текста (по центру, слева, справа) через меню форматирования или на панели инструментов. Также можно использовать вертикальное выравнивание и отступы.</text:p>
      <text:p text:style-name="P2">5. Как можно скрыть строку или столбец?</text:p>
      <text:p text:style-name="P2">Щелкните правой кнопкой мыши на номер строки или букву столбца и выберите «Скрыть».</text:p>
      <text:p text:style-name="P2">6. Когда следует применять команду «Вставить как»?</text:p>
      <text:p text:style-name="P2">Эта команда используется, когда необходимо вставить скопированные данные в определенном формате (например, только текст, только форматы и т.д.) или при работе с данными разных типов.</text:p>
      <text:p text:style-name="P2">7. Когда следует применять команду «Вставить только»?</text:p>
      <text:p text:style-name="P2">Эту команду чаще всего используют, когда вам нужно вставить данные, но не требуются форматы, формулы или другие атрибуты исходного содержимого.</text:p>
      <text:p text:style-name="P2">8. Что называется форматом?</text:p>
      <text:p text:style-name="P2"><text:soft-page-break/>Формат — это набор визуальных характеристик данных в ячейке, таких как шрифт, цвет, границы, выравнивание, числовые форматы и т. д.</text:p>
      <text:p text:style-name="P2">9. Перечислите способы форматирования данных в ячейке.</text:p>
      <text:p text:style-name="P2">Изменение шрифта (размер, стиль, цвет), выравнивание текста (по центру, слева, справа), применение заливки, добавление границ, изменение числового формата (например, валютный, процентный).</text:p>
      <text:p text:style-name="P2">10. Как отменить изменения, произведенные при форматировании?</text:p>
      <text:p text:style-name="P2">Для отмены изменений можно использовать команду «Отменить» (CTRL + Z) или найти команду «Отменить» на панели быстрого доступа.</text:p>
      <text:p text:style-name="P2">11. Как создать пользовательский формат?</text:p>
      <text:p text:style-name="P2">В диалоговом окне «Формат ячеек» выберите категорию «Числовой» и нажмите «Пользовательский» для определения собственного формата (например, для отображения определенных значений или их форматирования).</text:p>
      <text:p text:style-name="P2">12. Как создать пользовательский стиль?</text:p>
      <text:p text:style-name="P2">В меню «Стили ячеек» можно создать новый стиль, выбрав параметры форматирования, которые вы хотите сохранить, затем щелкнув «Новый стиль».</text:p>
      <text:p text:style-name="P2">13. Как вставить рисунок в таблицу?</text:p>
      <text:p text:style-name="P2">Для вставки рисунка выберите «Вставка» в меню, затем выберите «Рисунок» и выберите файл с вашего компьютера.</text:p>
      <text:p text:style-name="P2">14. Какие возможности предоставляет панель «Рисование»?</text:p>
      <text:p text:style-name="P2">Панель «Рисование» позволяет создавать и редактировать фигуры, добавлять линии, текстовые поля и другие графические элементы, а также изменять их цвета, размеры и стили. В некоторых версиях программ также доступны инструменты для рисования от руки.</text:p>
      <text:p text:style-name="P2"><text:span text:style-name="T1">5. </text:span>Выводы по работе:</text:p>
      <text:p text:style-name="P2">В ходе выполнения лабораторной работы, <text:span text:style-name="T2">мною </text:span>были успешно применены различные методы форматирования таблиц в Calc. Освоенные навыки позволяют настраивать внешний вид таблиц для улучшения читаемости и эстетичности, что крайне важно при работе с данными. Усвоенные техники скрытия элементов, конвертации данных и настройки пользовательских форматов обеспечивают более глубокий уровень управления данными в табличных редакторах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22:16:00.608000000</meta:creation-date>
    <dc:date>2025-01-22T23:02:24.427000000</dc:date>
    <meta:editing-duration>PT19M23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9" meta:word-count="646" meta:character-count="4698" meta:non-whitespace-character-count="4098"/>
  </office:meta>
</office:document-meta>
</file>